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a217" officeooo:paragraph-rsid="000da21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da217" officeooo:paragraph-rsid="000da217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da217" officeooo:paragraph-rsid="000da217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da217" officeooo:paragraph-rsid="000da217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eec3b" officeooo:paragraph-rsid="000eec3b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eec3b" officeooo:paragraph-rsid="000eec3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6 – notes</text:p>
      <text:p text:style-name="P1"/>
      <text:p text:style-name="P2">// a simple expression grammar</text:p>
      <text:p text:style-name="P2"/>
      <text:p text:style-name="P3">Expression:</text:p>
      <text:p text:style-name="P3"><text:tab/>Term</text:p>
      <text:p text:style-name="P3"><text:tab/>Expression “+” Term<text:tab/><text:tab/><text:span text:style-name="T1">// addition</text:span></text:p>
      <text:p text:style-name="P3"><text:span text:style-name="T1"><text:tab/></text:span>Expression “-” Term<text:tab/><text:tab/><text:tab/><text:span text:style-name="T1">// subtraction</text:span></text:p>
      <text:p text:style-name="P3">Term:</text:p>
      <text:p text:style-name="P3"><text:tab/>Primary</text:p>
      <text:p text:style-name="P3"><text:tab/>Term “*” Primary<text:tab/><text:tab/><text:tab/><text:span text:style-name="T1">// multiplication</text:span></text:p>
      <text:p text:style-name="P3"><text:span text:style-name="T1"><text:tab/></text:span>Term “/” Primary<text:tab/><text:tab/><text:tab/><text:span text:style-name="T1">// division</text:span></text:p>
      <text:p text:style-name="P3"><text:span text:style-name="T1"><text:tab/></text:span>Term “%” Primary<text:tab/><text:tab/><text:tab/><text:span text:style-name="T1">// remainder (modulo)</text:span></text:p>
      <text:p text:style-name="P3">Primary:</text:p>
      <text:p text:style-name="P3"><text:tab/>Number</text:p>
      <text:p text:style-name="P3"><text:tab/>“(“ Expression “)”<text:tab/><text:tab/><text:tab/><text:span text:style-name="T1">// grouping</text:span></text:p>
      <text:p text:style-name="P3">Number:</text:p>
      <text:p text:style-name="P3"><text:tab/>floating-point-literal</text:p>
      <text:p text:style-name="P3"/>
      <text:p text:style-name="P3"/>
      <text:p text:style-name="P5">class Token_stream{</text:p>
      <text:p text:style-name="P5">public:</text:p>
      <text:p text:style-name="P5"><text:tab/><text:span text:style-name="T1">// user interface</text:span></text:p>
      <text:p text:style-name="P5">private:</text:p>
      <text:p text:style-name="P6"><text:tab/>// implementation details</text:p>
      <text:p text:style-name="P6"><text:tab/>// (not directly accessible to users of Token_stream)</text:p>
      <text:p text:style-name="P5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0:16:23.786551579</meta:creation-date>
    <dc:date>2018-03-15T20:31:55.161661914</dc:date>
    <meta:editing-duration>PT5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66" meta:character-count="467" meta:non-whitespace-character-count="399"/>
  </office:meta>
</office:document-meta>
</file>